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f3748" officeooo:paragraph-rsid="001f5b5f"/>
    </style:style>
    <style:style style:name="T1" style:family="text">
      <style:text-properties officeooo:rsid="001f5b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На данный момент разобрался как работает основа программы, где что лежит. Сам сделал копии папки %WINDOWS% для windows Xp sp3. Немного разобрался с механизмом формирования реестра. Начал писать модуль поиска лог и евент файлв в операционной системе, пока идея простая, обход всего дерева каталогов файловой системы начиная с папки WINDOWS (возможно сделаю обход каких то конкретных папок) и копирование нужных файлов в папку outputdir которая указывается при запуске программы. С обработкой и конвертацией в xml есть проблема, файлы не очень то структурированы, но проблема решаемая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2:35:21</meta:creation-date>
    <dc:date>2013-10-02T13:46:07</dc:date>
    <meta:editing-duration>P0D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1" meta:word-count="85" meta:character-count="584" meta:non-whitespace-character-count="499"/>
  </office:meta>
</office:document-meta>
</file>